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D00000068BC8A5C11.png" manifest:media-type=""/>
  <manifest:file-entry manifest:full-path="Pictures/100002010000030D000000682B8FB22D.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automatic-styles>
    <style:style style:name="Table1" style:family="table">
      <style:table-properties style:width="6.2917in" fo:margin-left="-0.125in" table:align="left" style:writing-mode="lr-tb"/>
    </style:style>
    <style:style style:name="Table1.A" style:family="table-column">
      <style:table-column-properties style:column-width="1in"/>
    </style:style>
    <style:style style:name="Table1.B" style:family="table-column">
      <style:table-column-properties style:column-width="0.7292in"/>
    </style:style>
    <style:style style:name="Table1.C" style:family="table-column">
      <style:table-column-properties style:column-width="0.7083in"/>
    </style:style>
    <style:style style:name="Table1.D" style:family="table-column">
      <style:table-column-properties style:column-width="0.5417in"/>
    </style:style>
    <style:style style:name="Table1.E" style:family="table-column">
      <style:table-column-properties style:column-width="0.7188in"/>
    </style:style>
    <style:style style:name="Table1.F" style:family="table-column">
      <style:table-column-properties style:column-width="0.6771in"/>
    </style:style>
    <style:style style:name="Table1.G" style:family="table-column">
      <style:table-column-properties style:column-width="1.1979in"/>
    </style:style>
    <style:style style:name="Table1.1" style:family="table-row">
      <style:table-row-properties style:min-row-height="0.3243in" fo:keep-together="auto"/>
    </style:style>
    <style:style style:name="Table1.A1" style:family="table-cell">
      <style:table-cell-properties style:vertical-align="middle" fo:padding-left="0.075in" fo:padding-right="0.075in" fo:padding-top="0in" fo:padding-bottom="0in" fo:border="0.5pt solid #00000a"/>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padding-left="0.075in" fo:padding-right="0.075in" fo:padding-top="0in" fo:padding-bottom="0in" fo:border="0.5pt solid #00000a"/>
    </style:style>
    <style:style style:name="Table1.D2" style:family="table-cell">
      <style:table-cell-properties fo:padding-left="0.075in" fo:padding-right="0.075in" fo:padding-top="0in" fo:padding-bottom="0in" fo:border="0.5pt solid #00000a"/>
    </style:style>
    <style:style style:name="Table1.E2" style:family="table-cell">
      <style:table-cell-properties fo:padding-left="0.075in" fo:padding-right="0.075in" fo:padding-top="0in" fo:padding-bottom="0in" fo:border="0.5pt solid #00000a"/>
    </style:style>
    <style:style style:name="Table1.F2" style:family="table-cell">
      <style:table-cell-properties fo:padding-left="0.075in" fo:padding-right="0.075in" fo:padding-top="0in" fo:padding-bottom="0in" fo:border="0.5pt solid #00000a"/>
    </style:style>
    <style:style style:name="Table1.G2" style:family="table-cell">
      <style:table-cell-properties fo:padding-left="0.075in" fo:padding-right="0.075in" fo:padding-top="0in" fo:padding-bottom="0in" fo:border="0.5pt solid #00000a"/>
    </style:style>
    <style:style style:name="Table1.H2" style:family="table-cell">
      <style:table-cell-properties fo:padding-left="0.075in" fo:padding-right="0.075in" fo:padding-top="0in" fo:padding-bottom="0in" fo:border="0.5pt solid #00000a"/>
    </style:style>
    <style:style style:name="P1" style:family="paragraph" style:parent-style-name="Footer">
      <style:paragraph-properties fo:padding="0in" fo:border="none"/>
    </style:style>
    <style:style style:name="P2" style:family="paragraph" style:parent-style-name="Footer">
      <style:paragraph-properties fo:margin-left="-0.75in" fo:margin-right="0.25in" fo:text-indent="0in" style:auto-text-indent="false"/>
    </style:style>
    <style:style style:name="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P4" style:family="paragraph" style:parent-style-name="Header">
      <style:paragraph-properties fo:margin-left="-0.75in" fo:margin-right="0in" fo:text-indent="0in" style:auto-text-indent="false"/>
    </style:style>
    <style:style style:name="P5" style:family="paragraph" style:parent-style-name="Standard">
      <style:paragraph-properties fo:text-align="justify" style:justify-single-word="false"/>
      <style:text-properties fo:color="#676767" officeooo:paragraph-rsid="000c7270"/>
    </style:style>
    <style:style style:name="P6" style:family="paragraph" style:parent-style-name="Standard">
      <style:paragraph-properties fo:text-align="justify" style:justify-single-word="false"/>
      <style:text-properties officeooo:paragraph-rsid="000c7270"/>
    </style:style>
    <style:style style:name="P7" style:family="paragraph" style:parent-style-name="Heading_20_1">
      <style:paragraph-properties fo:text-align="justify" style:justify-single-word="false"/>
      <style:text-properties officeooo:paragraph-rsid="000c7270"/>
    </style:style>
    <style:style style:name="P8" style:family="paragraph" style:parent-style-name="Heading_20_1">
      <style:text-properties officeooo:paragraph-rsid="000c7270"/>
    </style:style>
    <style:style style:name="P9" style:family="paragraph" style:parent-style-name="Standard">
      <style:paragraph-properties fo:margin-top="0in" fo:margin-bottom="0in" style:contextual-spacing="false" fo:line-height="100%" fo:text-align="justify" style:justify-single-word="false"/>
      <style:text-properties fo:font-size="8pt" fo:font-weight="bold" officeooo:paragraph-rsid="000c7270" style:font-size-asian="8pt" style:font-weight-asian="bold"/>
    </style:style>
    <style:style style:name="P10" style:family="paragraph" style:parent-style-name="Standard">
      <style:paragraph-properties fo:margin-top="0in" fo:margin-bottom="0in" style:contextual-spacing="false" fo:line-height="100%" fo:text-align="justify" style:justify-single-word="false"/>
      <style:text-properties fo:font-size="8pt" officeooo:paragraph-rsid="000c7270" style:font-size-asian="8pt"/>
    </style:style>
    <style:style style:name="P11" style:family="paragraph" style:parent-style-name="Standard">
      <style:paragraph-properties fo:margin-left="0.0083in" fo:margin-right="-0.002in" fo:margin-top="0in" fo:margin-bottom="0in" style:contextual-spacing="false" fo:line-height="100%" fo:text-align="justify" style:justify-single-word="false" fo:text-indent="0in" style:auto-text-indent="false"/>
      <style:text-properties fo:font-size="8pt" fo:font-weight="bold" officeooo:paragraph-rsid="000c7270" style:font-size-asian="8pt" style:font-weight-asian="bold"/>
    </style:style>
    <style:style style:name="P12" style:family="paragraph" style:parent-style-name="Standard">
      <style:paragraph-properties fo:text-align="justify" style:justify-single-word="false"/>
      <style:text-properties officeooo:paragraph-rsid="000c7270"/>
    </style:style>
    <style:style style:name="P13" style:family="paragraph" style:parent-style-name="Heading_20_1" style:master-page-name="First_20_Page">
      <style:paragraph-properties fo:text-align="justify" style:justify-single-word="false" style:page-number="auto" fo:break-before="page"/>
      <style:text-properties officeooo:paragraph-rsid="000c7270"/>
    </style:style>
    <style:style style:name="P14" style:family="paragraph" style:parent-style-name="Heading_20_2">
      <style:paragraph-properties fo:text-align="justify" style:justify-single-word="false"/>
      <style:text-properties officeooo:paragraph-rsid="000c7270"/>
    </style:style>
    <style:style style:name="P15" style:family="paragraph" style:parent-style-name="List_20_Paragraph" style:list-style-name="WWNum5">
      <style:paragraph-properties fo:text-align="justify" style:justify-single-word="false"/>
      <style:text-properties officeooo:paragraph-rsid="000c7270"/>
    </style:style>
    <style:style style:name="P16" style:family="paragraph" style:parent-style-name="List_20_Paragraph" style:list-style-name="L1">
      <style:paragraph-properties fo:text-align="justify" style:justify-single-word="false"/>
      <style:text-properties officeooo:paragraph-rsid="000c7270"/>
    </style:style>
    <style:style style:name="P17" style:family="paragraph" style:parent-style-name="List_20_Paragraph" style:list-style-name="WWNum4">
      <style:paragraph-properties fo:margin-left="0.1835in" fo:margin-right="-0.002in" fo:margin-top="0in" fo:margin-bottom="0in" style:contextual-spacing="false" fo:line-height="100%" fo:text-align="justify" style:justify-single-word="false" fo:text-indent="-0.25in" style:auto-text-indent="false">
        <style:tab-stops/>
      </style:paragraph-properties>
      <style:text-properties fo:font-size="8pt" officeooo:paragraph-rsid="000c7270" style:font-size-asian="8pt"/>
    </style:style>
    <style:style style:name="P18" style:family="paragraph" style:parent-style-name="List_20_Paragraph" style:list-style-name="L1">
      <style:paragraph-properties fo:text-align="justify" style:justify-single-word="false" fo:orphans="2" fo:widows="2" style:writing-mode="lr-tb"/>
      <style:text-properties officeooo:paragraph-rsid="000e66b4"/>
    </style:style>
    <style:style style:name="P19" style:family="paragraph" style:parent-style-name="List_20_Paragraph" style:list-style-name="L1">
      <style:paragraph-properties fo:margin-left="0in" fo:margin-right="0in" fo:text-align="justify" style:justify-single-word="false" fo:orphans="2" fo:widows="2" fo:text-indent="0in" style:auto-text-indent="false" style:writing-mode="lr-tb"/>
      <style:text-properties officeooo:paragraph-rsid="000e66b4"/>
    </style:style>
    <style:style style:name="P20" style:family="paragraph" style:parent-style-name="Frame_20_contents">
      <style:paragraph-properties fo:line-height="90%" fo:text-align="end" style:justify-single-word="false"/>
      <style:text-properties fo:color="#5dc8df" fo:font-size="11pt" fo:font-weight="bold" officeooo:rsid="000c7270" officeooo:paragraph-rsid="000c7270" style:font-weight-asian="bold" style:font-size-complex="11pt"/>
    </style:style>
    <style:style style:name="T1" style:family="text">
      <style:text-properties fo:color="#808080" style:font-name="Helvetica" fo:font-size="10pt" style:font-size-asian="10pt" style:font-size-complex="10pt"/>
    </style:style>
    <style:style style:name="T2" style:family="text">
      <style:text-properties fo:font-weight="bold" style:font-weight-asian="bold"/>
    </style:style>
    <style:style style:name="T3" style:family="text">
      <style:text-properties style:use-window-font-color="true" style:font-name="Helvetica" fo:font-size="11pt" style:font-size-asian="11pt"/>
    </style:style>
    <style:style style:name="T4" style:family="text"/>
    <style:style style:name="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2"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fr3"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etting up a QA/UAT environment</text:h>
      <text:list xml:id="list1055498518" text:style-name="WWNum5">
        <text:list-item>
          <text:p text:style-name="P15">Create a new sandbox environment – refer to the Administrator Guide for details on setting up a Sandbox Account.</text:p>
        </text:list-item>
        <text:list-item>
          <text:p text:style-name="P15">Configure a website (azure or IIS) – refer to the Administrator Guide for details on publishing to Windows Azure or hosting in a stand-alone IIS Server.</text:p>
        </text:list-item>
        <text:list-item>
          <text:p text:style-name="P15">Make sure web.config has all the right credentials – refer to the Developer Documentation for more details.</text:p>
        </text:list-item>
        <text:list-item>
          <text:p text:style-name="P15">Test the stories in this QA Plan</text:p>
        </text:list-item>
      </text:list>
      <text:h text:style-name="P7" text:outline-level="1">Functional Tests</text:h>
      <text:p text:style-name="P6">The following stories are to be tested to ensure the application’s features are working correctly: </text:p>
      <text:h text:style-name="P14" text:outline-level="2">Group Selection Screen</text:h>
      <text:list xml:id="list17230059822" text:style-name="L1">
        <text:list-item>
          <text:p text:style-name="P16">As a teacher, I want to be able to see a list of groups with Name and Description that I have access to, sorted by Last Modified Date</text:p>
        </text:list-item>
        <text:list-item>
          <text:p text:style-name="P16">As a teacher, I want to be able to specify the number of new groups I want to create and create them</text:p>
        </text:list-item>
        <text:list-item>
          <text:p text:style-name="P16">As a teacher, I want to be able to search for any groups I have access to and edit them</text:p>
        </text:list-item>
        <text:list-item>
          <text:p text:style-name="P16">As a teacher, I want to be able to click on each group and see full details of that group including Name, Description, list of students, lesson plan</text:p>
        </text:list-item>
        <text:list-item>
          <text:p text:style-name="P16">As a teacher, I want to be able to add data element to the group in the detail view</text:p>
        </text:list-item>
        <text:list-item>
          <text:p text:style-name="P16">As a teacher, I want to be able to search for and add my students to the group in the detail view</text:p>
        </text:list-item>
        <text:list-item>
          <text:p text:style-name="P16">As a teacher, I want to be able to view all the information I have access to about a student</text:p>
        </text:list-item>
        <text:list-item>
          <text:p text:style-name="P16">As a teacher, I want to be able to attach/delete a file (lesson plan) to the group in the detail view</text:p>
        </text:list-item>
        <text:list-item>
          <text:p text:style-name="P16">As a teacher, I want the system to invalidate my session after 20 minutes of inactivity so I have to login again</text:p>
        </text:list-item>
        <text:list-item>
          <text:p text:style-name="P16">As a teacher, I want to be able to edit name and description for each group.</text:p>
        </text:list-item>
      </text:list>
      <text:h text:style-name="P14" text:outline-level="2">Multiple Groups Edit Screen</text:h>
      <text:list xml:id="list2013231124" text:continue-list="list17230059822" text:style-name="L1">
        <text:list-item text:start-value="1">
          <text:p text:style-name="P18"><text:span text:style-name="T3">As a teacher, I want to be able to see a list of all my students in order to put them into groups</text:span></text:p>
        </text:list-item>
        <text:list-item>
          <text:p text:style-name="P18">As a teacher, I want to be able to expand/collapse data element in my groups</text:p>
        </text:list-item>
        <text:list-item>
          <text:p text:style-name="P18">As a teacher, I want to be able to select all my students in the student list</text:p>
        </text:list-item>
        <text:list-item>
          <text:p text:style-name="P18">As a teacher, I want to be able to search the student list by name</text:p>
        </text:list-item>
        <text:list-item>
          <text:p text:style-name="P18">As a teacher, i want to be able to drag and drop students onto different groups</text:p>
        </text:list-item>
        <text:list-item>
          <text:p text:style-name="P18">As a teacher, I want to be able to tell which group the student is currently in by color circles that corresponds to the group color</text:p>
        </text:list-item>
        <text:list-item>
          <text:p text:style-name="P18">As a teacher, I want to be able to remove students from each group</text:p>
        </text:list-item>
        <text:list-item>
          <text:p text:style-name="P18"><text:soft-page-break/>As a teacher, I want to be able to view all the information I have access to about a student</text:p>
        </text:list-item>
        <text:list-item>
          <text:p text:style-name="P18">As a teacher, I want to be able to add existing groups to the group set I'm editing</text:p>
        </text:list-item>
        <text:list-item>
          <text:p text:style-name="P18">As a teacher, I want to be able to add new group to the group set I'm editing</text:p>
        </text:list-item>
        <text:list-item>
          <text:p text:style-name="P18">As a teacher, I want to be able to remove groups on my edit screen but not removing them from the database</text:p>
        </text:list-item>
        <text:list-item>
          <text:p text:style-name="P18">As a teacher, I want to be able to filter my student list</text:p>
        </text:list-item>
        <text:list-item>
          <text:p text:style-name="P18">As a teacher, I want to be able to add data element to my groups</text:p>
        </text:list-item>
        <text:list-item>
          <text:p text:style-name="P18">As a teacher, I want to be able to assign my students to random groups by specifying how many students I want in a group</text:p>
        </text:list-item>
        <text:list-item>
          <text:p text:style-name="P18">As a teacher, I want to be able to edit name and description for each group</text:p>
        </text:list-item>
        <text:list-item>
          <text:p text:style-name="P18">As a teacher, I want to see different color for each group I'm editing</text:p>
        </text:list-item>
        <text:list-item>
          <text:p text:style-name="P18">As a teacher, I want to be able to view additional details (sections, assessments, GPA, learning styles) for each student by click on them</text:p>
        </text:list-item>
        <text:list-item>
          <text:p text:style-name="P18">As a teacher, I want to be able to delete/save each group</text:p>
        </text:list-item>
        <text:list-item>
          <text:p text:style-name="P18">As a teacher, I want to be able to save all my edit at once</text:p>
        </text:list-item>
        <text:list-item>
          <text:p text:style-name="P18">As a teacher, I want to be able to attach/remove a file (lesson plan) to each group</text:p>
        </text:list-item>
        <text:list-item>
          <text:p text:style-name="P18">As a teacher, I want to be able to click on "full profile" on each student in the group and it should bring me to the inBloom<text:bookmark text:name="_GoBack"/> student dashboard profile page</text:p>
        </text:list-item>
        <text:list-item>
          <text:p text:style-name="P18">As a teacher, I want to be able to assign students to groups randomly even after they have all been assigned. The system should give me a warning before doing so.</text:p>
        </text:list-item>
        <text:list-item>
          <text:p text:style-name="P18">As a teacher, I want to be able to download a file containing the group's name, description and list of students.</text:p>
        </text:list-item>
        <text:list-item>
          <text:p text:style-name="P18">As a teacher, I want to be able to print out a list of students that belong to a group along with the group name and description.</text:p>
        </text:list-item>
        <text:list-item>
          <text:p text:style-name="P18">As a teacher, I want to be able to print out a list of students that belong to each group on screen.</text:p>
          <text:p text:style-name="P19"/>
        </text:list-item>
      </text:list>
      <text:h text:style-name="Heading_20_2" text:outline-level="2">Bug Tracking Template</text:h>
      <text:p text:style-name="P6">In order to keep track of bugs/defects found during the testing of the application we have created a template for logging these issues.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E"/>
        <table:table-row table:style-name="Table1.1">
          <table:table-cell table:style-name="Table1.A1" office:value-type="string">
            <text:p text:style-name="P11">Exact date/time error occurred</text:p>
          </table:table-cell>
          <table:table-cell table:style-name="Table1.A1" office:value-type="string">
            <text:p text:style-name="P9">Added By (tester)</text:p>
          </table:table-cell>
          <table:table-cell table:style-name="Table1.A1" office:value-type="string">
            <text:p text:style-name="P9">Added Date/Time</text:p>
          </table:table-cell>
          <table:table-cell table:style-name="Table1.A1" office:value-type="string">
            <text:p text:style-name="P9">Current Behavior</text:p>
          </table:table-cell>
          <table:table-cell table:style-name="Table1.A1" office:value-type="string">
            <text:p text:style-name="P9">Expected Behavior</text:p>
          </table:table-cell>
          <table:table-cell table:style-name="Table1.A1" office:value-type="string">
            <text:p text:style-name="P9">Steps to reproduce</text:p>
          </table:table-cell>
          <table:table-cell table:style-name="Table1.A1" office:value-type="string">
            <text:p text:style-name="P9">Status</text:p>
          </table:table-cell>
          <table:table-cell table:style-name="Table1.A1" office:value-type="string">
            <text:p text:style-name="P9">Notes</text:p>
          </table:table-cell>
        </table:table-row>
        <table:table-row table:style-name="Table1.1">
          <table:table-cell table:style-name="Table1.A2" office:value-type="string">
            <text:p text:style-name="P10">Timestamp of when the error occurred. Helps with finding the exact error in the error logs</text:p>
          </table:table-cell>
          <table:table-cell table:style-name="Table1.B2" office:value-type="string">
            <text:p text:style-name="P10">Keep track of who logged the bug so details can be traced</text:p>
          </table:table-cell>
          <table:table-cell table:style-name="Table1.C2" office:value-type="string">
            <text:p text:style-name="P10">When the bug was logged </text:p>
          </table:table-cell>
          <table:table-cell table:style-name="Table1.D2" office:value-type="string">
            <text:p text:style-name="P10">What the error is </text:p>
          </table:table-cell>
          <table:table-cell table:style-name="Table1.E2" office:value-type="string">
            <text:p text:style-name="P10">What is the expected behavior</text:p>
          </table:table-cell>
          <table:table-cell table:style-name="Table1.F2" office:value-type="string">
            <text:p text:style-name="P10">Exact steps to reproduce the error</text:p>
          </table:table-cell>
          <table:table-cell table:style-name="Table1.G2" office:value-type="string">
            <text:list xml:id="list871993073" text:style-name="WWNum4">
              <text:list-item>
                <text:p text:style-name="P17">New</text:p>
              </text:list-item>
              <text:list-item>
                <text:p text:style-name="P17">Fix in progress</text:p>
              </text:list-item>
              <text:list-item>
                <text:p text:style-name="P17">To be released to UAT</text:p>
              </text:list-item>
              <text:list-item>
                <text:p text:style-name="P17">Released to UAT</text:p>
              </text:list-item>
              <text:list-item>
                <text:p text:style-name="P17">Cannot be reproduced</text:p>
              </text:list-item>
              <text:list-item>
                <text:p text:style-name="P17">Fixed</text:p>
              </text:list-item>
              <text:list-item>
                <text:p text:style-name="P17">Non-issue</text:p>
              </text:list-item>
            </text:list>
          </table:table-cell>
          <table:table-cell table:style-name="Table1.H2" office:value-type="string">
            <text:p text:style-name="P10">Comments about the issue</text:p>
          </table:table-cell>
        </table:table-row>
      </table:table>
      <text:h text:style-name="P7" text:outline-level="1"><text:soft-page-break/>Unit and Acceptance testing guidelines</text:h>
      <text:p text:style-name="P6">Unit testing and acceptance testing can be used to further enhance the quality of the code and make sure that new changes will not have that large of an impact on the rest of the code base. Libraries like <text:span text:style-name="T2">QUnit </text:span>can be used to unit test Javascript and <text:span text:style-name="T2">Jasmine, </text:span>which provides Behavioral Driven Development (BDD) style syntax,<text:span text:style-name="T2"> </text:span>can be used for acceptance testing. For more information on these testing frameworks visit<text:span text:style-name="Internet_20_link"> </text:span><text:a xlink:type="simple" xlink:href="http://qunitjs.com/"><text:span text:style-name="Internet_20_link">http://qunitjs.com/</text:span></text:a><text:span text:style-name="Internet_20_link"> and </text:span><text:a xlink:type="simple" xlink:href="http://pivotal.github.com/jasmine/"><text:span text:style-name="Internet_20_link">http://pivotal.github.com/jasmine/</text:span></text:a><text:span text:style-name="Internet_20_link"> </text:span></text:p>
      <text:h text:style-name="P7" text:outline-level="1">Test Automation Guidelines</text:h>
      <text:p text:style-name="P5">Testing of the application could be automated to avoid repetitive manual testing through tools such as <text:span text:style-name="T2">Selenium, </text:span>which is a GUI tool for recording user actions and verifying values on the screen<text:span text:style-name="T2"> </text:span>or a combination of <text:span text:style-name="T2">CasperJS + Phantom JS </text:span>for Javascript-based UI testing. For more information visit <text:a xlink:type="simple" xlink:href="http://seleniumhq.org/">http://seleniumhq.org/</text:a> and <text:a xlink:type="simple" xlink:href="http://casperjs.org/"><text:span text:style-name="Internet_20_link">http://casperjs.org/</text:span></text:a>. Furthermore, these automated tests could also be made part of the <text:span text:style-name="T2">Continuous Build</text:span> process. For more information on <text:span text:style-name="T2">Continuous Integration </text:span>please refer to the <text:span text:style-name="T2">Operations Guide.</text:span></text:p>
      <text:h text:style-name="P8" text:outline-level="1"><text:span text:style-name="Internet_20_lin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ohit Hindi1" svg:font-family="'Lohit Hindi'"/>
    <style:font-face style:name="OpenSymbol" svg:font-family="OpenSymbol"/>
    <style:font-face style:name="Courier New" svg:font-family="'Courier New'" style:font-adornments="Regular" style:font-family-generic="modern" style:font-pitch="fixed"/>
    <style:font-face style:name="Arial" svg:font-family="Arial"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Grande" svg:font-family="'Lucida Grande'"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Helvetica"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676767" fo:font-size="18pt" fo:font-weight="bold" style:font-size-asian="18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676767"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style:contextual-spacing="false" fo:keep-together="always" fo:keep-with-next="always"/>
      <style:text-properties fo:color="#5dc8df"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style:contextual-spacing="false" fo:keep-together="always" fo:keep-with-next="always"/>
      <style:text-properties fo:color="#004c6c"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style:contextual-spacing="false" fo:keep-together="always" fo:keep-with-next="always"/>
      <style:text-properties fo:color="#243f60"/>
    </style:style>
    <style:style style:name="Heading_20_6" style:display-name="Heading 6" style:family="paragraph" style:parent-style-name="Standard" style:next-style-name="Text_20_body" style:default-outline-level="6" style:class="text">
      <style:paragraph-properties fo:margin-top="0.139in" fo:margin-bottom="0in" style:contextual-spacing="false" fo:keep-together="always" fo:keep-with-next="always"/>
      <style:text-properties fo:color="#243f60"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style:contextual-spacing="false" fo:keep-together="always" fo:keep-with-next="always"/>
      <style:text-properties fo:color="#404040"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style:contextual-spacing="false" fo:keep-together="always" fo:keep-with-next="always"/>
      <style:text-properties fo:color="#404040"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style:contextual-spacing="false" fo:keep-together="always" fo:keep-with-next="always"/>
      <style:text-properties fo:color="#404040"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text-properties fo:color="#004c6c" fo:font-size="14pt" fo:font-weight="bold" style:font-size-asian="14pt" style:font-weight-asian="bold"/>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fo:font-size="9pt" style:font-size-asian="9pt" style:font-name-complex="Lucida Grande" style:font-size-complex="9pt"/>
    </style:style>
    <style:style style:name="Subtitle" style:family="paragraph" style:parent-style-name="Standard" style:next-style-name="Text_20_body" style:default-outline-level="" style:class="chapter">
      <style:paragraph-properties fo:text-align="center" style:justify-single-word="false"/>
      <style:text-properties fo:color="#004c6c" fo:font-size="12pt" fo:letter-spacing="0.0102in" fo:font-style="italic" style:font-size-asian="12pt" style:font-style-asian="italic" style:font-size-complex="14pt" style:font-style-complex="italic"/>
    </style:style>
    <style:style style:name="Title" style:family="paragraph" style:parent-style-name="Standard" style:next-style-name="Subtitle" style:default-outline-level="" style:class="chapter">
      <style:paragraph-properties fo:margin-top="0in" fo:margin-bottom="0.2083in" style:contextual-spacing="true" fo:text-align="center" style:justify-single-word="false" fo:padding-left="0in" fo:padding-right="0in" fo:padding-top="0in" fo:padding-bottom="0.0555in" fo:border-left="none" fo:border-right="none" fo:border-top="none" fo:border-bottom="0.99pt solid #4f81bd"/>
      <style:text-properties fo:color="#004c6c" fo:font-size="26pt" fo:letter-spacing="0.0035in" fo:font-weight="bold" style:letter-kerning="true" style:font-size-asian="26pt" style:font-weight-asian="bold" style:font-size-complex="26pt" style:font-weight-complex="bold"/>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1ba7ca"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text-properties fo:color="#004c6c" style:font-name="Arial" fo:font-size="14pt" fo:font-weight="bold" style:font-size-asian="14pt" style:font-weight-asian="bold"/>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Arial" fo:font-size="9pt" style:font-size-asian="9pt" style:font-name-complex="Lucida Grande" style:font-size-complex="9pt"/>
    </style:style>
    <style:style style:name="Heading_20_1_20_Char" style:display-name="Heading 1 Char" style:family="text" style:parent-style-name="Default_20_Paragraph_20_Font">
      <style:text-properties fo:color="#676767" style:font-name="Helvetica" fo:font-size="18pt" fo:font-weight="bold" style:font-size-asian="18pt" style:font-weight-asian="bold" style:font-size-complex="16pt" style:font-weight-complex="bold"/>
    </style:style>
    <style:style style:name="Heading_20_2_20_Char" style:display-name="Heading 2 Char" style:family="text" style:parent-style-name="Default_20_Paragraph_20_Font">
      <style:text-properties fo:color="#676767" style:font-name="Helvetic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5dc8df" style:font-name="Helvetica" fo:font-size="11pt" style:font-size-asian="11pt" style:font-weight-complex="bold"/>
    </style:style>
    <style:style style:name="Heading_20_4_20_Char" style:display-name="Heading 4 Char" style:family="text" style:parent-style-name="Default_20_Paragraph_20_Font">
      <style:text-properties fo:color="#004c6c" style:font-name="Arial" fo:font-size="11pt" fo:font-style="italic" fo:font-weight="bold" style:font-size-asian="11pt"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Arial" fo:font-size="11pt" style:font-size-asian="11pt"/>
    </style:style>
    <style:style style:name="Heading_20_6_20_Char" style:display-name="Heading 6 Char" style:family="text" style:parent-style-name="Default_20_Paragraph_20_Font">
      <style:text-properties fo:color="#243f60" style:font-name="Arial" fo:font-size="11pt" fo:font-style="italic" style:font-size-asian="11pt" style:font-style-asian="italic" style:font-style-complex="italic"/>
    </style:style>
    <style:style style:name="Heading_20_7_20_Char" style:display-name="Heading 7 Char" style:family="text" style:parent-style-name="Default_20_Paragraph_20_Font">
      <style:text-properties fo:color="#404040" style:font-name="Arial" fo:font-size="11pt" fo:font-style="italic" style:font-size-asian="11pt" style:font-style-asian="italic" style:font-style-complex="italic"/>
    </style:style>
    <style:style style:name="Heading_20_8_20_Char" style:display-name="Heading 8 Char" style:family="text" style:parent-style-name="Default_20_Paragraph_20_Font">
      <style:text-properties fo:color="#404040" style:font-name="Arial" fo:font-size="10pt" style:font-size-asian="10pt" style:font-size-complex="10pt"/>
    </style:style>
    <style:style style:name="Heading_20_9_20_Char" style:display-name="Heading 9 Char" style:family="text" style:parent-style-name="Default_20_Paragraph_20_Font">
      <style:text-properties fo:color="#404040" style:font-name="Arial" fo:font-size="10pt" fo:font-style="italic" style:font-size-asian="10pt" style:font-style-asian="italic" style:font-size-complex="10pt" style:font-style-complex="italic"/>
    </style:style>
    <style:style style:name="page_20_number" style:display-name="page number" style:family="text" style:parent-style-name="Default_20_Paragraph_20_Font">
      <style:text-properties style:font-name="Arial"/>
    </style:style>
    <style:style style:name="Subtitle_20_Char" style:display-name="Subtitle Char" style:family="text" style:parent-style-name="Default_20_Paragraph_20_Font">
      <style:text-properties fo:color="#004c6c" style:font-name="Arial" fo:letter-spacing="0.0102in" fo:font-style="italic" style:font-style-asian="italic" style:font-style-complex="italic"/>
    </style:style>
    <style:style style:name="Title_20_Char" style:display-name="Title Char" style:family="text" style:parent-style-name="Default_20_Paragraph_20_Font">
      <style:text-properties fo:color="#004c6c" style:font-name="Arial" fo:font-size="26pt" fo:letter-spacing="0.0035in" style:letter-kerning="true" style:font-size-asian="26pt" style:font-size-complex="2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in" fo:border="none"/>
    </style:style>
    <style:style style:name="MP2" style:family="paragraph" style:parent-style-name="Footer">
      <style:paragraph-properties fo:margin-left="-0.75in" fo:margin-right="0.25in" fo:text-indent="0in" style:auto-text-indent="false"/>
    </style:style>
    <style:style style:name="MP3" style:family="paragraph" style:parent-style-name="Frame_20_contents">
      <style:paragraph-properties fo:line-height="90%" fo:text-align="end" style:justify-single-word="false"/>
      <style:text-properties fo:color="#5dc8df" fo:font-size="10pt" fo:font-weight="bold" style:font-size-asian="10pt" style:font-weight-asian="bold" style:font-size-complex="10pt"/>
    </style:style>
    <style:style style:name="MP4" style:family="paragraph" style:parent-style-name="Header">
      <style:paragraph-properties fo:margin-left="-0.75in" fo:margin-right="0in" fo:text-indent="0in" style:auto-text-indent="false"/>
    </style:style>
    <style:style style:name="MP5" style:family="paragraph" style:parent-style-name="Frame_20_contents">
      <style:paragraph-properties fo:line-height="90%" fo:text-align="end" style:justify-single-word="false"/>
      <style:text-properties fo:color="#5dc8df" fo:font-size="11pt" fo:font-weight="bold" officeooo:rsid="000c7270" officeooo:paragraph-rsid="000c7270" style:font-weight-asian="bold" style:font-size-complex="11pt"/>
    </style:style>
    <style:style style:name="MT1" style:family="text"/>
    <style:style style:name="MT2" style:family="text">
      <style:text-properties fo:color="#808080" style:font-name="Helvetica" fo:font-size="10pt" style:font-size-asian="10pt" style:font-size-complex="10pt"/>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style:run-through="foreground" style:wrap="run-through" style:number-wrapped-paragraphs="no-limit" style:vertical-pos="from-top" style:vertical-rel="paragraph-content" style:horizontal-pos="from-left" style:horizontal-rel="paragraph-content" fo:padding="0.0591in" fo:border="0.06pt solid #000000"/>
    </style:style>
    <style:style style:name="M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2402in" fo:margin-bottom="0.4374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626in" fo:margin-left="0in" fo:margin-right="0in" fo:margin-top="0.5228in" style:dynamic-spacing="true"/>
      </style:footer-style>
    </style:page-layout>
    <style:page-layout style:name="Mpm2">
      <style:page-layout-properties fo:page-width="8.5in" fo:page-height="11in" style:num-format="1" style:print-orientation="portrait" fo:margin-top="0.4402in" fo:margin-bottom="0.5626in" fo:margin-left="1.25in" fo:margin-right="1.25in" style:writing-mode="lr-tb" style:layout-grid-color="#c0c0c0" style:layout-grid-lines="23679"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3"><draw:text-box fo:min-height="0.0161in" fo:min-width="0.0161in"><text:p text:style-name="MP1"><text:span text:style-name="page_20_number"><text:page-number text:select-page="current">3</text:page-number></text:span></text:p></draw:text-box></draw:frame><text:span text:style-name="page_20_number"><text:span text:style-name="MT2"><text:page-number text:select-page="current">3</text:page-number></text:span></text:span></text:p>
        <text:p text:style-name="MP2"><draw:frame draw:style-name="Mfr2" draw:name="Picture 4" text:anchor-type="char" svg:x="-0.8957in" svg:y="-0.261in" svg:width="5.8126in" svg:height="0.7728in" draw:z-index="1"><draw:image xlink:href="Pictures/100002010000030D000000682B8FB22D.png" xlink:type="simple" xlink:show="embed" xlink:actuate="onLoad"/></draw:frame><draw:frame draw:style-name="Mfr3" draw:name="Frame2" text:anchor-type="char" svg:x="3.7429in" svg:y="-0.0402in" svg:width="2.3693in" svg:height="0.3193in" draw:z-index="5"><draw:text-box><text:p text:style-name="MP3">inBloom.org</text:p></draw:text-box></draw:frame></text:p>
      </style:footer>
    </style:master-page>
    <style:master-page style:name="First_20_Page" style:display-name="First Page" style:page-layout-name="Mpm2" style:next-style-name="Standard">
      <style:header>
        <text:p text:style-name="MP4"><draw:frame draw:style-name="Mfr4" draw:name="Picture 3" text:anchor-type="as-char" svg:width="5.3335in" svg:height="0.7098in" draw:z-index="8"><draw:image xlink:href="Pictures/100002010000030D00000068BC8A5C11.png" xlink:type="simple" xlink:show="embed" xlink:actuate="onLoad"/></draw:frame><draw:frame draw:style-name="Mfr3" draw:name="1" text:anchor-type="char" svg:x="2.9063in" svg:y="0.1846in" svg:width="3.0571in" svg:height="0.3193in" draw:z-index="6"><draw:text-box><text:p text:style-name="MP5">QA Plan</text:p></draw:text-box></draw:frame></text:p>
      </style:header>
      <style:footer>
        <text:p text:style-name="Footer"><draw:frame draw:style-name="Mfr3" draw:name="2" text:anchor-type="char" svg:x="3.9098in" svg:y="-0.0402in" svg:width="2.3693in" svg:height="0.3193in" draw:z-index="7"><draw:text-box><text:p text:style-name="MP3">inBloom.org</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nn</meta:initial-creator>
    <dc:creator>Elizabeth Edmiston</dc:creator>
    <meta:editing-cycles>3</meta:editing-cycles>
    <meta:print-date>2013-01-03T21:51:00</meta:print-date>
    <meta:creation-date>2013-02-27T01:19:00</meta:creation-date>
    <dc:date>2013-04-01T17:24:44</dc:date>
    <meta:editing-duration>P0D</meta:editing-duration>
    <meta:generator>LibreOffice/3.6$Linux_X86_64 LibreOffice_project/360m1$Build-2</meta:generator>
    <meta:document-statistic meta:table-count="1" meta:image-count="2" meta:object-count="0" meta:page-count="3" meta:paragraph-count="78" meta:word-count="1127" meta:character-count="5801" meta:non-whitespace-character-count="4791"/>
    <meta:user-defined meta:name="AppVersion">12.0000</meta:user-defined>
    <meta:user-defined meta:name="Company">Waggener Edstr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040249143</meta:user-defined>
    <meta:user-defined meta:name="_AuthorEmail" meta:value-type="string">broos@waggeneredstrom.com</meta:user-defined>
    <meta:user-defined meta:name="_AuthorEmailDisplayName" meta:value-type="string">Barbara (Grimes) Roos</meta:user-defined>
    <meta:user-defined meta:name="_EmailSubject" meta:value-type="string">templates update</meta:user-defined>
    <meta:user-defined meta:name="_PreviousAdHocReviewCycleID" meta:value-type="float">2110629046</meta:user-defined>
    <meta:template xlink:type="simple" xlink:actuate="onRequest" xlink:title="InBloom_Template.dotx" xlink:href=""/>
  </office:meta>
</office:document-meta>
</file>